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Mangoldbällche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ngold</text:p>
          </table:table-cell>
          <table:table-cell table:formula="of:=400*[.$B$3]" office:value-type="float" office:value="800" calcext:value-type="float">
            <text:p>8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</text:p>
          </table:table-cell>
          <table:table-cell table:formula="of:=2*[.$B$3]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mesan</text:p>
          </table:table-cell>
          <table:table-cell table:formula="of:=40*[.$B$3]"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mmelbrösel</text:p>
          </table:table-cell>
          <table:table-cell table:formula="of:=2*[.$B$3]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kat</text:p>
          </table:table-cell>
          <table:table-cell table:formula="of:=1*[.B3]" office:value-type="float" office:value="2" calcext:value-type="float">
            <text:p>2</text:p>
          </table:table-cell>
          <table:table-cell office:value-type="string" calcext:value-type="string">
            <text:p>Prisen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1) Mangold putzen, waschen und die breiten Mittelrippen keilförmig heraus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Mangold in kochendem Salzwasser 2 Minuten blanchieren und sofort in Eiswasser abschreck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Abgekühlten Mangold auf einem Sieb abropfen lass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Backofen auf 180° vorheiz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Die Butter in einem Topf schmelz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Mangoldblätter mit der flüssigen Butter mischen und mit Salz, Pfeffer und Muskat abschmeck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7) Mithilfe einer Kelle Mangold zu gleichmäßigen Halbkugeln formen und auf Backblech oder Auflaufform setz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8) Parmesan reiben und mit den Semmelbröseln vermischen.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9) Die Käse-Mischung über die Mangoldblättchen streuen und im vorgeheizten Backofen 15 Minuten gratiniere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8:28:02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1-04-11T18:54:09.211000000</dc:date>
    <meta:editing-duration>PT1H5M41S</meta:editing-duration>
    <meta:editing-cycles>9</meta:editing-cycles>
    <meta:document-statistic meta:table-count="1" meta:cell-count="28" meta:object-count="0"/>
  </office:meta>
</office:document-meta>
</file>